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9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marker-start="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6.7cm"/>
    </style:style>
    <style:style style:name="gr10" style:family="graphic" style:parent-style-name="standard">
      <style:graphic-properties draw:marker-start="Diamon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2" draw:id="id2" draw:layer="layout" svg:width="5.4cm" svg:height="2.6cm" svg:x="11cm" svg:y="3cm">
          <text:p text:style-name="P1">Ev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4cm" svg:height="2.4cm" svg:x="2.2cm" svg:y="9cm">
          <text:p text:style-name="P1">Arrivo sul pos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cm" svg:y1="9cm" svg:x2="13.7cm" svg:y2="5.6cm" draw:start-shape="id1" draw:start-glue-point="0" draw:end-shape="id2" draw:end-glue-point="8" svg:d="M5400 9000v-1699h8300v-1701" svg:viewBox="0 0 8301 3401">
          <text:p/>
        </draw:connector>
        <draw:custom-shape draw:style-name="gr4" draw:text-style-name="P1" xml:id="id3" draw:id="id3" draw:layer="layout" svg:width="7.2cm" svg:height="3cm" svg:x="10.4cm" svg:y="9cm">
          <text:p text:style-name="P1">Segnalaz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cm" svg:y1="9cm" svg:x2="13.7cm" svg:y2="5.6cm" draw:start-shape="id3" draw:start-glue-point="4" draw:end-shape="id2" draw:end-glue-point="8" svg:d="M14000 9000v-1699h-300v-1701" svg:viewBox="0 0 301 3401">
          <text:p/>
        </draw:connector>
        <draw:custom-shape draw:style-name="gr6" draw:text-style-name="P1" xml:id="id4" draw:id="id4" draw:layer="layout" svg:width="6cm" svg:height="2.8cm" svg:x="2.8cm" svg:y="15.2cm">
          <text:p text:style-name="P1">RiferimentoSchedaContat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cm" svg:y1="15.2cm" svg:x2="14cm" svg:y2="12cm" draw:start-shape="id4" draw:start-glue-point="0" draw:end-shape="id3" draw:end-glue-point="8" svg:d="M5800 15200v-1599h8200v-1601" svg:viewBox="0 0 8201 3201">
          <text:p/>
        </draw:connector>
        <draw:custom-shape draw:style-name="gr7" draw:text-style-name="P1" xml:id="id5" draw:id="id5" draw:layer="layout" svg:width="6.6cm" svg:height="2.8cm" svg:x="9.6cm" svg:y="15.2cm">
          <text:p text:style-name="P1">TelefonataDirettaS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cm" svg:y1="15.2cm" svg:x2="14cm" svg:y2="12cm" draw:start-shape="id5" draw:start-glue-point="0" draw:end-shape="id3" svg:d="M12900 15200v-1599h1100v-1601" svg:viewBox="0 0 1101 3201">
          <text:p/>
        </draw:connector>
        <draw:custom-shape draw:style-name="gr8" draw:text-style-name="P1" xml:id="id6" draw:id="id6" draw:layer="layout" svg:width="6.4cm" svg:height="2.2cm" svg:x="16.8cm" svg:y="15.4cm">
          <text:p text:style-name="P1">SM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15.4cm" svg:x2="14cm" svg:y2="12cm" draw:start-shape="id6" draw:start-glue-point="0" draw:end-shape="id3" draw:end-glue-point="8" svg:d="M20000 15400v-1699h-6000v-1701" svg:viewBox="0 0 6001 3401">
          <text:p/>
        </draw:connector>
        <draw:custom-shape draw:style-name="gr9" draw:text-style-name="P1" xml:id="id7" draw:id="id7" draw:layer="layout" svg:width="7.2cm" svg:height="3.4cm" svg:x="1.2cm" svg:y="1.4cm">
          <text:p text:style-name="P1">RichiestaAssistenz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4cm" svg:y1="3.1cm" svg:x2="11cm" svg:y2="4.3cm" draw:start-shape="id7" draw:start-glue-point="1" draw:end-shape="id2" draw:end-glue-point="6" svg:d="M8400 3100h1300v1200h1300" svg:viewBox="0 0 2601 1201">
          <text:p/>
        </draw:connector>
        <draw:custom-shape draw:style-name="gr6" draw:text-style-name="P1" draw:layer="layout" svg:width="6cm" svg:height="2.8cm" svg:x="17.6cm" svg:y="2.6cm">
          <text:p text:style-name="P1">Scheda contatto (NU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0:20:16.009000000</meta:creation-date>
    <dc:date>2017-01-25T11:58:53.598000000</dc:date>
    <meta:editing-duration>PT1H38M39S</meta:editing-duration>
    <meta:editing-cycles>3</meta:editing-cycles>
    <meta:generator>LibreOffice/5.1.6.2$Windows_x86 LibreOffice_project/07ac168c60a517dba0f0d7bc7540f5afa45f0909</meta:generator>
    <meta:document-statistic meta:object-count="37"/>
  </office:meta>
</office:document-meta>
</file>